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674cm"/>
    </style:style>
    <style:style style:name="Tabla1.B" style:family="table-column">
      <style:table-column-properties style:column-width="10.109cm"/>
    </style:style>
    <style:style style:name="Tabla1.C" style:family="table-column">
      <style:table-column-properties style:column-width="3.80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5a4c8"/>
    </style:style>
    <style:style style:name="P2" style:family="paragraph" style:parent-style-name="Heading_20_5">
      <style:text-properties officeooo:paragraph-rsid="0015a4c8"/>
    </style:style>
    <style:style style:name="P3" style:family="paragraph" style:parent-style-name="Preformatted_20_Text">
      <style:text-properties officeooo:paragraph-rsid="0015a4c8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style:style style:name="P5" style:family="paragraph" style:parent-style-name="Preformatted_20_Text" style:list-style-name="L22">
      <style:paragraph-properties fo:margin-top="0cm" fo:margin-bottom="0.499cm" loext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4">
      <style:text-properties officeooo:paragraph-rsid="0015a4c8"/>
    </style:style>
    <style:style style:name="P18" style:family="paragraph" style:parent-style-name="Text_20_body" style:list-style-name="L17"/>
    <style:style style:name="P19" style:family="paragraph" style:parent-style-name="Text_20_body" style:list-style-name="L20"/>
    <style:style style:name="P20" style:family="paragraph" style:parent-style-name="Text_20_body" style:list-style-name="L21"/>
    <style:style style:name="P21" style:family="paragraph" style:parent-style-name="Text_20_body" style:list-style-name="L23"/>
    <style:style style:name="P22" style:family="paragraph" style:parent-style-name="Text_20_body" style:list-style-name="L23">
      <style:text-properties officeooo:paragraph-rsid="0015a4c8"/>
    </style:style>
    <style:style style:name="P23" style:family="paragraph" style:parent-style-name="Text_20_body" style:list-style-name="L23">
      <style:text-properties fo:font-weight="bold" officeooo:paragraph-rsid="0015a4c8" style:font-weight-asian="bold" style:font-weight-complex="bold"/>
    </style:style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>
      <style:text-properties officeooo:paragraph-rsid="0015a4c8"/>
    </style:style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1">
      <style:text-properties officeooo:paragraph-rsid="0015a4c8"/>
    </style:style>
    <style:style style:name="P34" style:family="paragraph" style:parent-style-name="Text_20_body" style:list-style-name="L36"/>
    <style:style style:name="P35" style:family="paragraph" style:parent-style-name="Text_20_body" style:list-style-name="L5">
      <style:paragraph-properties fo:margin-top="0cm" fo:margin-bottom="0cm" loext:contextual-spacing="false"/>
    </style:style>
    <style:style style:name="P36" style:family="paragraph" style:parent-style-name="Text_20_body" style:list-style-name="L6">
      <style:paragraph-properties fo:margin-top="0cm" fo:margin-bottom="0cm" loext:contextual-spacing="false"/>
    </style:style>
    <style:style style:name="P37" style:family="paragraph" style:parent-style-name="Text_20_body" style:list-style-name="L9">
      <style:paragraph-properties fo:margin-top="0cm" fo:margin-bottom="0cm" loext:contextual-spacing="false"/>
    </style:style>
    <style:style style:name="P38" style:family="paragraph" style:parent-style-name="Text_20_body" style:list-style-name="L36">
      <style:paragraph-properties fo:margin-top="0cm" fo:margin-bottom="0cm" loext:contextual-spacing="false"/>
    </style:style>
    <style:style style:name="T1" style:family="text">
      <style:text-properties officeooo:rsid="0010b788"/>
    </style:style>
    <style:style style:name="T2" style:family="text">
      <style:text-properties fo:font-size="12pt" officeooo:rsid="0014098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puesta de Solución para el Ejercicio de Replicación/Extracción en Deacero</text:h>
      <text:h text:style-name="Heading_20_3" text:outline-level="3">Documentación del Proyecto: Replicación y Centralización de Datos con Debezium, Kafka y BigQuery</text:h>
      <text:h text:style-name="Heading_20_4" text:outline-level="4">1. <text:span text:style-name="Strong_20_Emphasis">Descripción del Proyecto</text:span></text:h>
      <text:p text:style-name="Text_20_body">Este proyecto tiene como objetivo replicar y centralizar datos desde múltiples fuentes de SQL Server hacia BigQuery utilizando Debezium y Kafka Connect. La arquitectura incluye los siguientes componentes:</text:p>
      <text:list xml:id="list2530102395" text:style-name="L5">
        <text:list-item>
          <text:p text:style-name="P35"><text:span text:style-name="Strong_20_Emphasis">SQL Server</text:span>: Base de datos fuente con tablas habilitadas para CDC (Captura de Datos de Cambios).</text:p>
        </text:list-item>
        <text:list-item>
          <text:p text:style-name="P35"><text:span text:style-name="Strong_20_Emphasis">Debezium</text:span>: Conector que captura los cambios de datos en SQL Server y los transmite a Kafka.</text:p>
        </text:list-item>
        <text:list-item>
          <text:p text:style-name="P35"><text:span text:style-name="Strong_20_Emphasis">Kafka &amp; Zookeeper</text:span>: Infraestructura de mensajería para manejar y distribuir los cambios de datos.</text:p>
        </text:list-item>
        <text:list-item>
          <text:p text:style-name="P35"><text:span text:style-name="Strong_20_Emphasis">Kafka Connect</text:span>: Servicio para integrar Kafka con BigQuery mediante conectores específicos.</text:p>
        </text:list-item>
        <text:list-item>
          <text:p text:style-name="P7"><text:span text:style-name="Strong_20_Emphasis">BigQuery</text:span>: Almacén de datos en la nube para análisis y centralización.</text:p>
        </text:list-item>
      </text:list>
      <text:h text:style-name="Heading_20_4" text:outline-level="4">2. <text:span text:style-name="Strong_20_Emphasis">Requisitos Previos</text:span></text:h>
      <text:list xml:id="list2993343475" text:style-name="L6">
        <text:list-item>
          <text:p text:style-name="P36">Docker y Docker Compose instalados en la máquina.</text:p>
        </text:list-item>
        <text:list-item>
          <text:p text:style-name="P36">Credenciales de Google Cloud (archivo JSON) con permisos para acceder a BigQuery.</text:p>
        </text:list-item>
        <text:list-item>
          <text:p text:style-name="P8">Configuración de entorno local para manejar y ejecutar contenedores.</text:p>
        </text:list-item>
      </text:list>
      <text:p text:style-name="Text_20_body"/>
      <text:h text:style-name="Heading_20_3" text:outline-level="3">Arquitectura Propuesta</text:h>
      <text:list xml:id="list506780265" text:style-name="L1">
        <text:list-item>
          <text:p text:style-name="P6"><text:span text:style-name="Strong_20_Emphasis">SQL Server con CDC habilitado</text:span>: Activaremos <text:span text:style-name="Strong_20_Emphasis">Change Data Capture</text:span> (CDC) en las tablas de interés en los servidores SQL Server (central y sucursales). CDC permitirá capturar cambios en las bases de datos, como inserciones, actualizaciones y eliminaciones, en tiempo casi real.</text:p>
        </text:list-item>
        <text:list-item>
          <text:p text:style-name="P6"><text:span text:style-name="Strong_20_Emphasis">ETL/ELT utilizando SQL Replicate</text:span>: Emplearemos una herramienta como <text:span text:style-name="Strong_20_Emphasis">Debezium</text:span> o <text:span text:style-name="Strong_20_Emphasis">SQL Server Replication</text:span> para la extracción de los datos. Esta se integrará con <text:span text:style-name="Strong_20_Emphasis">Google Cloud Dataflow</text:span> o <text:span text:style-name="Strong_20_Emphasis">BigQuery Data Transfer Service</text:span> para replicar la información hacia BigQuery de manera incremental.</text:p>
        </text:list-item>
        <text:list-item>
          <text:p text:style-name="P6"><text:span text:style-name="Strong_20_Emphasis">Centralización en BigQuery</text:span>: Los datos replicados de las sucursales y del servidor central se unificarán en BigQuery mediante particiones o tablas particionadas que reflejarán la estructura de origen.</text:p>
        </text:list-item>
        <text:list-item>
          <text:p text:style-name="P6"><text:span text:style-name="Strong_20_Emphasis">Monitoreo y Calidad de los Datos</text:span>: Implementaremos controles de integridad de datos (verificación de checksum, logs de cambios, etc.) y configuraremos alertas para garantizar la calidad e integridad en la replicación.</text:p>
        </text:list-item>
      </text:list>
      <text:p text:style-name="Text_20_body"/>
      <text:p text:style-name="Text_20_body"/>
      <text:h text:style-name="Heading_20_4" text:outline-level="4"><text:soft-page-break/>Diagrama de Arquitectura <text:span text:style-name="T1">Propuesta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94620941888912">
            <table:table-cell table:style-name="Tabla1.A1" office:value-type="string">
              <text:p text:style-name="Table_20_Heading"><text:span text:style-name="Strong_20_Emphasis">Componente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  <table:table-cell table:style-name="Tabla1.A1" office:value-type="string">
              <text:p text:style-name="Table_20_Heading"><text:span text:style-name="Strong_20_Emphasis">Tecnología</text:span></text:p>
            </table:table-cell>
          </table:table-row>
        </table:table-header-rows>
        <table:table-row table:style-name="TableLine94620942069616">
          <table:table-cell table:style-name="Tabla1.A1" office:value-type="string">
            <text:p text:style-name="Table_20_Contents"><text:span text:style-name="Strong_20_Emphasis">Servidor SQL Sucursal 1</text:span></text:p>
          </table:table-cell>
          <table:table-cell table:style-name="Tabla1.A1" office:value-type="string">
            <text:p text:style-name="Table_20_Contents">Base de datos de una sucursal local que contiene las tablas <text:span text:style-name="Source_20_Text">Pasajeros</text:span> y <text:span text:style-name="Source_20_Text">Vuelos</text:span>.</text:p>
          </table:table-cell>
          <table:table-cell table:style-name="Tabla1.A1" office:value-type="string">
            <text:p text:style-name="Table_20_Contents">Microsoft SQL Server</text:p>
          </table:table-cell>
        </table:table-row>
        <table:table-row table:style-name="TableLine94620942070080">
          <table:table-cell table:style-name="Tabla1.A1" office:value-type="string">
            <text:p text:style-name="Table_20_Contents"><text:span text:style-name="Strong_20_Emphasis">Servidor SQL Sucursal 2</text:span></text:p>
          </table:table-cell>
          <table:table-cell table:style-name="Tabla1.A1" office:value-type="string">
            <text:p text:style-name="Table_20_Contents">Base de datos de una segunda sucursal local que contiene las tablas <text:span text:style-name="Source_20_Text">Pasajeros</text:span> y <text:span text:style-name="Source_20_Text">Vuelos</text:span>.</text:p>
          </table:table-cell>
          <table:table-cell table:style-name="Tabla1.A1" office:value-type="string">
            <text:p text:style-name="Table_20_Contents">Microsoft SQL Server</text:p>
          </table:table-cell>
        </table:table-row>
        <table:table-row table:style-name="TableLine94620942070832">
          <table:table-cell table:style-name="Tabla1.A1" office:value-type="string">
            <text:p text:style-name="Table_20_Contents"><text:span text:style-name="Strong_20_Emphasis">Servidor SQL Central</text:span></text:p>
          </table:table-cell>
          <table:table-cell table:style-name="Tabla1.A1" office:value-type="string">
            <text:p text:style-name="Table_20_Contents">Base de datos central que consolida datos de todas las sucursales. Contiene la tabla <text:span text:style-name="Source_20_Text">CatLineasAereas</text:span>.</text:p>
          </table:table-cell>
          <table:table-cell table:style-name="Tabla1.A1" office:value-type="string">
            <text:p text:style-name="Table_20_Contents">Microsoft SQL Server</text:p>
          </table:table-cell>
        </table:table-row>
        <table:table-row table:style-name="TableLine94620942071680">
          <table:table-cell table:style-name="Tabla1.A1" office:value-type="string">
            <text:p text:style-name="Table_20_Contents"><text:span text:style-name="Strong_20_Emphasis">CDC (Change Data Capture)</text:span></text:p>
          </table:table-cell>
          <table:table-cell table:style-name="Tabla1.A1" office:value-type="string">
            <text:p text:style-name="Table_20_Contents">Habilitado en todas las tablas relevantes (<text:span text:style-name="Source_20_Text">Pasajeros</text:span>, <text:span text:style-name="Source_20_Text">Vuelos</text:span>, <text:span text:style-name="Source_20_Text">CatLineasAereas</text:span>) para capturar los cambios.</text:p>
          </table:table-cell>
          <table:table-cell table:style-name="Tabla1.A1" office:value-type="string">
            <text:p text:style-name="Table_20_Contents">Microsoft SQL Server CDC</text:p>
          </table:table-cell>
        </table:table-row>
        <table:table-row table:style-name="TableLine94620942072480">
          <table:table-cell table:style-name="Tabla1.A1" office:value-type="string">
            <text:p text:style-name="Table_20_Contents"><text:span text:style-name="Strong_20_Emphasis">Kafka (Broker de Mensajería)</text:span></text:p>
          </table:table-cell>
          <table:table-cell table:style-name="Tabla1.A1" office:value-type="string">
            <text:p text:style-name="Table_20_Contents">Intermediario para transmitir los cambios detectados por CDC desde SQL Server a otras aplicaciones.</text:p>
          </table:table-cell>
          <table:table-cell table:style-name="Tabla1.A1" office:value-type="string">
            <text:p text:style-name="Table_20_Contents">Apache Kafka</text:p>
          </table:table-cell>
        </table:table-row>
        <table:table-row table:style-name="TableLine94620942073392">
          <table:table-cell table:style-name="Tabla1.A1" office:value-type="string">
            <text:p text:style-name="Table_20_Contents"><text:span text:style-name="Strong_20_Emphasis">Debezium (Conectores CDC)</text:span></text:p>
          </table:table-cell>
          <table:table-cell table:style-name="Tabla1.A1" office:value-type="string">
            <text:p text:style-name="Table_20_Contents">Captura los cambios desde las bases de datos SQL Server usando CDC y los transmite a Kafka en tiempo real.</text:p>
          </table:table-cell>
          <table:table-cell table:style-name="Tabla1.A1" office:value-type="string">
            <text:p text:style-name="Table_20_Contents">Debezium Connector for SQL Server</text:p>
          </table:table-cell>
        </table:table-row>
        <table:table-row table:style-name="TableLine94620942074352">
          <table:table-cell table:style-name="Tabla1.A1" office:value-type="string">
            <text:p text:style-name="Table_20_Contents"><text:span text:style-name="Strong_20_Emphasis">Google Cloud Pub/Sub</text:span></text:p>
          </table:table-cell>
          <table:table-cell table:style-name="Tabla1.A1" office:value-type="string">
            <text:p text:style-name="Table_20_Contents">Servicio que recibe los mensajes de cambio desde Kafka y los retransmite al sistema de almacenamiento final.</text:p>
          </table:table-cell>
          <table:table-cell table:style-name="Tabla1.A1" office:value-type="string">
            <text:p text:style-name="Table_20_Contents">Google Cloud Pub/Sub</text:p>
          </table:table-cell>
        </table:table-row>
        <table:table-row table:style-name="TableLine94620942075312">
          <table:table-cell table:style-name="Tabla1.A1" office:value-type="string">
            <text:p text:style-name="Table_20_Contents"><text:span text:style-name="Strong_20_Emphasis">Dataflow (Opcional)</text:span></text:p>
          </table:table-cell>
          <table:table-cell table:style-name="Tabla1.A1" office:value-type="string">
            <text:p text:style-name="Table_20_Contents">Realiza procesamiento de datos en flujo (streaming) para transformar o limpiar datos antes de la inserción en BigQuery.</text:p>
          </table:table-cell>
          <table:table-cell table:style-name="Tabla1.A1" office:value-type="string">
            <text:p text:style-name="Table_20_Contents">Google Cloud Dataflow (opcional)</text:p>
          </table:table-cell>
        </table:table-row>
        <table:table-row table:style-name="TableLine94620942076192">
          <table:table-cell table:style-name="Tabla1.A1" office:value-type="string">
            <text:p text:style-name="Table_20_Contents"><text:span text:style-name="Strong_20_Emphasis">BigQuery</text:span></text:p>
          </table:table-cell>
          <table:table-cell table:style-name="Tabla1.A1" office:value-type="string">
            <text:p text:style-name="Table_20_Contents">Almacén de datos donde se replican las tablas de SQL Server para su análisis centralizado.</text:p>
          </table:table-cell>
          <table:table-cell table:style-name="Tabla1.A1" office:value-type="string">
            <text:p text:style-name="Table_20_Contents">Google BigQuer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Pasos para Implementar:</text:h>
      <text:h text:style-name="Heading_20_4" text:outline-level="4"><text:span text:style-name="Strong_20_Emphasis"><text:span text:style-name="T2">3. Estructura del Proyecto</text:span></text:span></text:h>
      <text:p text:style-name="Text_20_body"><text:span text:style-name="Strong_20_Emphasis"><text:span text:style-name="T2">test-data-engineer-repl/</text:span></text:span></text:p>
      <text:p text:style-name="Text_20_body"><text:span text:style-name="Strong_20_Emphasis"><text:span text:style-name="T2">├── connectors/ <text:s text:c="20"/># Directorio para configuraciones de conectores</text:span></text:span></text:p>
      <text:p text:style-name="Text_20_body"><text:span text:style-name="Strong_20_Emphasis"><text:span text:style-name="T2">│ <text:s text:c="2"/>├── debezium-sqlserver-connector.json</text:span></text:span></text:p>
      <text:p text:style-name="Text_20_body"><text:span text:style-name="Strong_20_Emphasis"><text:span text:style-name="T2">│ <text:s text:c="2"/>└── bigquery-sink-connector.json</text:span></text:span></text:p>
      <text:p text:style-name="Text_20_body"><text:span text:style-name="Strong_20_Emphasis"><text:span text:style-name="T2">├── db/ <text:s text:c="28"/># Directorio para archivos relacionados con la base de datos</text:span></text:span></text:p>
      <text:p text:style-name="Text_20_body"><text:span text:style-name="Strong_20_Emphasis"><text:span text:style-name="T2">│ <text:s text:c="2"/>├── Dockerfile <text:s text:c="17"/># Dockerfile para construir el contenedor de SQL Server</text:span></text:span></text:p>
      <text:p text:style-name="Text_20_body"><text:span text:style-name="Strong_20_Emphasis"><text:span text:style-name="T2">│ <text:s text:c="2"/>└── setup.sql <text:s text:c="18"/># Script de creación de tablas y habilitación de CDC</text:span></text:span></text:p>
      <text:p text:style-name="Text_20_body"><text:span text:style-name="Strong_20_Emphasis"><text:span text:style-name="T2">├── data/ <text:s text:c="26"/># Directorio para datos CSV de carga</text:span></text:span></text:p>
      <text:p text:style-name="Text_20_body"><text:span text:style-name="Strong_20_Emphasis"><text:span text:style-name="T2">│ <text:s text:c="2"/>├── central/</text:span></text:span></text:p>
      <text:p text:style-name="Text_20_body"><text:span text:style-name="Strong_20_Emphasis"><text:span text:style-name="T2">│ <text:s text:c="2"/>│ <text:s text:c="2"/>└── CatLineasAereas.csv</text:span></text:span></text:p>
      <text:p text:style-name="Text_20_body"><text:span text:style-name="Strong_20_Emphasis"><text:span text:style-name="T2">│ <text:s text:c="2"/>├── sucursal1/</text:span></text:span></text:p>
      <text:p text:style-name="Text_20_body"><text:span text:style-name="Strong_20_Emphasis"><text:span text:style-name="T2">│ <text:s text:c="2"/>│ <text:s text:c="2"/>├── Pasajeros.csv</text:span></text:span></text:p>
      <text:p text:style-name="Text_20_body"><text:span text:style-name="Strong_20_Emphasis"><text:span text:style-name="T2">│ <text:s text:c="2"/>│ <text:s text:c="2"/>└── Vuelos.csv</text:span></text:span></text:p>
      <text:p text:style-name="Text_20_body"><text:span text:style-name="Strong_20_Emphasis"><text:span text:style-name="T2">│ <text:s text:c="2"/>└── sucursal2/</text:span></text:span></text:p>
      <text:p text:style-name="Text_20_body"><text:span text:style-name="Strong_20_Emphasis"><text:span text:style-name="T2">│ <text:s text:c="6"/>├── Pasajeros.csv</text:span></text:span></text:p>
      <text:p text:style-name="Text_20_body"><text:span text:style-name="Strong_20_Emphasis"><text:span text:style-name="T2">│ <text:s text:c="6"/>└── Vuelos.csv</text:span></text:span></text:p>
      <text:p text:style-name="Text_20_body"><text:span text:style-name="Strong_20_Emphasis"><text:span text:style-name="T2">├── docker-compose.yml <text:s text:c="13"/># Definición de servicios Docker para levantar el entorno</text:span></text:span></text:p>
      <text:p text:style-name="Text_20_body"><text:span text:style-name="Strong_20_Emphasis"><text:span text:style-name="T2">└── README.md <text:s text:c="22"/># Documentación del proyecto</text:span></text:span></text:p>
      <text:h text:style-name="Heading_20_4" text:outline-level="4"><text:span text:style-name="Strong_20_Emphasis"><text:span text:style-name="T2">4. Configuración de los Conectores</text:span></text:span></text:h>
      <text:h text:style-name="Heading_20_5" text:outline-level="5">4.1. Archivo de Configuración para Debezium: <text:span text:style-name="Source_20_Text">debezium-sqlserver-connector.json</text:span></text:h>
      <text:list xml:id="list1432709351" text:style-name="L7">
        <text:list-item>
          <text:p text:style-name="P9"><text:span text:style-name="Strong_20_Emphasis">Ruta de archivo:</text:span> <text:span text:style-name="Source_20_Text">connectors/debezium-sqlserver-connector.json</text:span></text:p>
        </text:list-item>
        <text:list-item>
          <text:p text:style-name="P9"><text:span text:style-name="Strong_20_Emphasis">Contenido del archivo:</text:span></text:p>
        </text:list-item>
      </text:list>
      <text:p text:style-name="Text_20_body"><text:span text:style-name="Strong_20_Emphasis"><text:span text:style-name="T2">{</text:span></text:span></text:p>
      <text:p text:style-name="Text_20_body"><text:span text:style-name="Strong_20_Emphasis"><text:span text:style-name="T2"><text:s text:c="2"/>"name": "debezium-sqlserver-connector",</text:span></text:span></text:p>
      <text:p text:style-name="Text_20_body"><text:span text:style-name="Strong_20_Emphasis"><text:span text:style-name="T2"><text:s text:c="2"/>"config": {</text:span></text:span></text:p>
      <text:p text:style-name="Text_20_body"><text:span text:style-name="Strong_20_Emphasis"><text:span text:style-name="T2"><text:s text:c="4"/>"connector.class": "io.debezium.connector.sqlserver.SqlServerConnector",</text:span></text:span></text:p>
      <text:p text:style-name="Text_20_body"><text:span text:style-name="Strong_20_Emphasis"><text:span text:style-name="T2"><text:s text:c="4"/>"database.hostname": "sqlserver_sucursal_central",</text:span></text:span></text:p>
      <text:p text:style-name="Text_20_body"><text:soft-page-break/><text:span text:style-name="Strong_20_Emphasis"><text:span text:style-name="T2"><text:s text:c="4"/>"database.port": "1433",</text:span></text:span></text:p>
      <text:p text:style-name="Text_20_body"><text:span text:style-name="Strong_20_Emphasis"><text:span text:style-name="T2"><text:s text:c="4"/>"database.user": "SA",</text:span></text:span></text:p>
      <text:p text:style-name="Text_20_body"><text:span text:style-name="Strong_20_Emphasis"><text:span text:style-name="T2"><text:s text:c="4"/>"database.password": "YourStrong@Passw0rd!",</text:span></text:span></text:p>
      <text:p text:style-name="Text_20_body"><text:span text:style-name="Strong_20_Emphasis"><text:span text:style-name="T2"><text:s text:c="4"/>"database.dbname": "DeaceroDB",</text:span></text:span></text:p>
      <text:p text:style-name="Text_20_body"><text:span text:style-name="Strong_20_Emphasis"><text:span text:style-name="T2"><text:s text:c="4"/>"database.server.name": "sqlserver_sucursal_central",</text:span></text:span></text:p>
      <text:p text:style-name="Text_20_body"><text:span text:style-name="Strong_20_Emphasis"><text:span text:style-name="T2"><text:s text:c="4"/>"table.include.list": "dbo.Pasajeros,dbo.Vuelos,dbo.CatLineasAereas",</text:span></text:span></text:p>
      <text:p text:style-name="Text_20_body"><text:span text:style-name="Strong_20_Emphasis"><text:span text:style-name="T2"><text:s text:c="4"/>"database.history.kafka.bootstrap.servers": "kafka_debezium:9092",</text:span></text:span></text:p>
      <text:p text:style-name="Text_20_body"><text:span text:style-name="Strong_20_Emphasis"><text:span text:style-name="T2"><text:s text:c="4"/>"database.history.kafka.topic": "schema-changes.deacero",</text:span></text:span></text:p>
      <text:p text:style-name="Text_20_body"><text:span text:style-name="Strong_20_Emphasis"><text:span text:style-name="T2"><text:s text:c="4"/>"include.schema.changes": "true",</text:span></text:span></text:p>
      <text:p text:style-name="Text_20_body"><text:span text:style-name="Strong_20_Emphasis"><text:span text:style-name="T2"><text:s text:c="4"/>"snapshot.mode": "initial"</text:span></text:span></text:p>
      <text:p text:style-name="Text_20_body"><text:span text:style-name="Strong_20_Emphasis"><text:span text:style-name="T2"><text:s text:c="2"/>}</text:span></text:span></text:p>
      <text:p text:style-name="Text_20_body"><text:span text:style-name="Strong_20_Emphasis"><text:span text:style-name="T2">}</text:span></text:span></text:p>
      <text:p text:style-name="Text_20_body"><text:span text:style-name="Strong_20_Emphasis"><text:span text:style-name="T2"/></text:span></text:p>
      <text:h text:style-name="Heading_20_5" text:outline-level="5"><text:span text:style-name="Strong_20_Emphasis"><text:span text:style-name="T2">4.2. Archivo de Configuración para BigQuery: </text:span></text:span><text:span text:style-name="Strong_20_Emphasis"><text:span text:style-name="Source_20_Text"><text:span text:style-name="T2">bigquery-sink-connector.json</text:span></text:span></text:span></text:h>
      <text:list xml:id="list2769235622" text:style-name="L8">
        <text:list-item>
          <text:p text:style-name="P10"><text:span text:style-name="Strong_20_Emphasis">Ruta de archivo:</text:span> <text:span text:style-name="Source_20_Text">connectors/bigquery-sink-connector.json</text:span></text:p>
        </text:list-item>
        <text:list-item>
          <text:p text:style-name="P10"><text:span text:style-name="Strong_20_Emphasis">Contenido del archivo:</text:span></text:p>
        </text:list-item>
      </text:list>
      <text:p text:style-name="Text_20_body"><text:span text:style-name="Strong_20_Emphasis"><text:span text:style-name="T2">{</text:span></text:span></text:p>
      <text:p text:style-name="Text_20_body"><text:span text:style-name="Strong_20_Emphasis"><text:span text:style-name="T2"><text:s text:c="2"/>"name": "bigquery-sink-connector",</text:span></text:span></text:p>
      <text:p text:style-name="Text_20_body"><text:span text:style-name="Strong_20_Emphasis"><text:span text:style-name="T2"><text:s text:c="2"/>"config": {</text:span></text:span></text:p>
      <text:p text:style-name="Text_20_body"><text:span text:style-name="Strong_20_Emphasis"><text:span text:style-name="T2"><text:s text:c="4"/>"connector.class": "com.wepay.kafka.connect.bigquery.BigQuerySinkConnector",</text:span></text:span></text:p>
      <text:p text:style-name="Text_20_body"><text:span text:style-name="Strong_20_Emphasis"><text:span text:style-name="T2"><text:s text:c="4"/>"topics": "sqlserver_sucursal_central.dbo.Pasajeros,sqlserver_sucursal_central.dbo.Vuelos,sqlserver_sucursal_central.dbo.CatLineasAereas",</text:span></text:span></text:p>
      <text:p text:style-name="Text_20_body"><text:span text:style-name="Strong_20_Emphasis"><text:span text:style-name="T2"><text:s text:c="4"/>"project": "tu-proyecto-de-bigquery", <text:s text:c="25"/>// Reemplazar con tu proyecto de GCP</text:span></text:span></text:p>
      <text:p text:style-name="Text_20_body"><text:span text:style-name="Strong_20_Emphasis"><text:span text:style-name="T2"><text:s text:c="4"/>"datasets": "tu_dataset_de_bigquery", <text:s text:c="25"/>// Reemplazar con tu dataset de BigQuery</text:span></text:span></text:p>
      <text:p text:style-name="Text_20_body"><text:span text:style-name="Strong_20_Emphasis"><text:span text:style-name="T2"><text:s text:c="4"/>"keyfile": "/kafka/connect/your-keyfile.json", <text:s text:c="16"/>// Ruta del archivo JSON de credenciales en el contenedor</text:span></text:span></text:p>
      <text:p text:style-name="Text_20_body"><text:span text:style-name="Strong_20_Emphasis"><text:span text:style-name="T2"><text:s text:c="4"/>"autoCreateTables": "true",</text:span></text:span></text:p>
      <text:p text:style-name="Text_20_body"><text:span text:style-name="Strong_20_Emphasis"><text:span text:style-name="T2"><text:s text:c="4"/>"autoCreateDataset": "true",</text:span></text:span></text:p>
      <text:p text:style-name="Text_20_body"><text:span text:style-name="Strong_20_Emphasis"><text:span text:style-name="T2"><text:s text:c="4"/>"sanitizeTopics": "true",</text:span></text:span></text:p>
      <text:p text:style-name="Text_20_body"><text:soft-page-break/><text:span text:style-name="Strong_20_Emphasis"><text:span text:style-name="T2"><text:s text:c="4"/>"batchSize": "1000",</text:span></text:span></text:p>
      <text:p text:style-name="Text_20_body"><text:span text:style-name="Strong_20_Emphasis"><text:span text:style-name="T2"><text:s text:c="4"/>"bufferSize": "10000",</text:span></text:span></text:p>
      <text:p text:style-name="Text_20_body"><text:span text:style-name="Strong_20_Emphasis"><text:span text:style-name="T2"><text:s text:c="4"/>"maxRetries": "5",</text:span></text:span></text:p>
      <text:p text:style-name="Text_20_body"><text:span text:style-name="Strong_20_Emphasis"><text:span text:style-name="T2"><text:s text:c="4"/>"retryBackoffMs": "10000",</text:span></text:span></text:p>
      <text:p text:style-name="Text_20_body"><text:span text:style-name="Strong_20_Emphasis"><text:span text:style-name="T2"><text:s text:c="4"/>"tableWriteDisposition": "WRITE_APPEND"</text:span></text:span></text:p>
      <text:p text:style-name="Text_20_body"><text:span text:style-name="Strong_20_Emphasis"><text:span text:style-name="T2"><text:s text:c="2"/>}</text:span></text:span></text:p>
      <text:p text:style-name="Text_20_body"><text:span text:style-name="Strong_20_Emphasis"><text:span text:style-name="T2">}</text:span></text:span></text:p>
      <text:p text:style-name="Text_20_body"><text:span text:style-name="Strong_20_Emphasis"><text:span text:style-name="T2">Notas Importantes:</text:span></text:span></text:p>
      <text:list xml:id="list1068089062" text:style-name="L9">
        <text:list-item>
          <text:p text:style-name="P37"><text:span text:style-name="Strong_20_Emphasis">Reemplazar </text:span><text:span text:style-name="Strong_20_Emphasis"><text:span text:style-name="Source_20_Text">tu-proyecto-de-bigquery</text:span></text:span><text:span text:style-name="Strong_20_Emphasis">:</text:span> Coloca el ID de tu proyecto en Google Cloud.</text:p>
        </text:list-item>
        <text:list-item>
          <text:p text:style-name="P37"><text:span text:style-name="Strong_20_Emphasis">Reemplazar </text:span><text:span text:style-name="Strong_20_Emphasis"><text:span text:style-name="Source_20_Text">tu_dataset_de_bigquery</text:span></text:span><text:span text:style-name="Strong_20_Emphasis">:</text:span> Indica el dataset de BigQuery donde se replicarán los datos.</text:p>
        </text:list-item>
        <text:list-item>
          <text:p text:style-name="P11"><text:span text:style-name="Strong_20_Emphasis">Reemplazar </text:span><text:span text:style-name="Strong_20_Emphasis"><text:span text:style-name="Source_20_Text">/kafka/connect/your-keyfile.json</text:span></text:span><text:span text:style-name="Strong_20_Emphasis">:</text:span> Verifica que el archivo de credenciales esté correctamente montado en el contenedor y se ajuste a esta ruta.</text:p>
        </text:list-item>
      </text:list>
      <text:h text:style-name="Heading_20_4" text:outline-level="4"><text:span text:style-name="Strong_20_Emphasis"><text:span text:style-name="T2">5. Instrucciones de Configuración y Ejecución</text:span></text:span></text:h>
      <text:p text:style-name="Text_20_body"><text:span text:style-name="Strong_20_Emphasis"><text:span text:style-name="T2">Paso 1: Preparar el Entorno</text:span></text:span></text:p>
      <text:p text:style-name="Text_20_body"><text:span text:style-name="Strong_20_Emphasis"><text:span text:style-name="T2">Clonar el Repositorio:</text:span></text:span></text:p>
      <text:list xml:id="list2796975382" text:style-name="L10">
        <text:list-item>
          <text:p text:style-name="P12">Clona el repositorio en tu máquina local.</text:p>
        </text:list-item>
      </text:list>
      <text:p text:style-name="Text_20_body"><text:span text:style-name="Strong_20_Emphasis"><text:span text:style-name="T2">git clone &lt;URL_DEL_REPOSITORIO&gt;</text:span></text:span></text:p>
      <text:p text:style-name="Text_20_body"><text:span text:style-name="Strong_20_Emphasis"><text:span text:style-name="T2">cd test-data-engineer-repl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Agregar el Archivo de Credenciales de Google Cloud:</text:span></text:span></text:p>
      <text:list xml:id="list2516966819" text:style-name="L11">
        <text:list-item>
          <text:p text:style-name="P13">Asegúrate de que el archivo de credenciales JSON de Google Cloud esté ubicado en la ruta correcta y con permisos adecuados.</text:p>
        </text:list-item>
        <text:list-item>
          <text:p text:style-name="P13">cp ~/ruta/a/your-keyfile.json ./connectors/</text:p>
        </text:list-item>
        <text:list-item>
          <text:p text:style-name="P13">chmod 644 ./connectors/your-keyfile.json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Strong_20_Emphasis">Actualizar las Rutas en los Archivos de Configuración:</text:span></text:p>
      <text:list xml:id="list1253654865" text:style-name="L12">
        <text:list-item>
          <text:p text:style-name="P14">Abre los archivos <text:span text:style-name="Source_20_Text">debezium-sqlserver-connector.json</text:span> y <text:span text:style-name="Source_20_Text">bigquery-sink-connector.json</text:span> y actualiza las rutas y configuraciones necesarias:</text:p>
        </text:list-item>
      </text:list>
      <text:p text:style-name="Text_20_body">{</text:p>
      <text:p text:style-name="Text_20_body"><text:s text:c="2"/>...</text:p>
      <text:p text:style-name="Text_20_body"><text:s text:c="2"/>"project": "mi-proyecto-en-google-cloud",</text:p>
      <text:p text:style-name="Text_20_body"><text:s text:c="2"/>"datasets": "mi_dataset",</text:p>
      <text:p text:style-name="Text_20_body"><text:s text:c="2"/>"keyfile": "/kafka/connect/your-keyfile.json",</text:p>
      <text:p text:style-name="Text_20_body"><text:s text:c="2"/>...</text:p>
      <text:p text:style-name="Text_20_body">}</text:p>
      <text:p text:style-name="Text_20_body"><text:span text:style-name="Strong_20_Emphasis"><text:span text:style-name="T2">Verificar el Archivo </text:span></text:span><text:span text:style-name="Strong_20_Emphasis"><text:span text:style-name="Source_20_Text"><text:span text:style-name="T2">docker-compose.yml</text:span></text:span></text:span><text:span text:style-name="Strong_20_Emphasis"><text:span text:style-name="T2">:</text:span></text:span></text:p>
      <text:list xml:id="list1684471263" text:style-name="L13">
        <text:list-item>
          <text:p text:style-name="P15">Asegúrate de que el archivo <text:span text:style-name="Source_20_Text">docker-compose.yml</text:span> incluya los volúmenes para los conectores y el archivo de credenciales.</text:p>
        </text:list-item>
      </text:list>
      <text:h text:style-name="Heading_20_5" text:outline-level="5"><text:span text:style-name="Strong_20_Emphasis"><text:span text:style-name="T2">Paso 2: Construir y Levantar los Contenedores</text:span></text:span></text:h>
      <text:list xml:id="list1648115831" text:style-name="L14">
        <text:list-item>
          <text:p text:style-name="P16"><text:span text:style-name="Strong_20_Emphasis">Construir los Contenedores:</text:span></text:p>
          <text:list>
            <text:list-item>
              <text:p text:style-name="P17">Asegúrate de que Docker esté ejecutándose y construye el contenedor de SQL Server.</text:p>
              <text:p text:style-name="P17"><text:span text:style-name="Strong_20_Emphasis"><text:span text:style-name="Source_20_Text"><text:span text:style-name="T2">docker-compose build</text:span></text:span></text:span></text:p>
            </text:list-item>
          </text:list>
        </text:list-item>
      </text:list>
      <text:p text:style-name="Text_20_body"><text:span text:style-name="Strong_20_Emphasis"><text:span text:style-name="T2">Levantar el Entorno Completo:</text:span></text:span></text:p>
      <text:list xml:id="list281725334" text:style-name="L17">
        <text:list-item>
          <text:p text:style-name="P18">Inicia todos los servicios definidos en el <text:span text:style-name="Source_20_Text">docker-compose.yml</text:span>.</text:p>
        </text:list-item>
      </text:list>
      <text:p text:style-name="Text_20_body"><text:span text:style-name="Strong_20_Emphasis"><text:span text:style-name="T2"><text:tab/></text:span></text:span><text:span text:style-name="Strong_20_Emphasis"><text:span text:style-name="Source_20_Text"><text:span text:style-name="T2">docker-compose up -d</text:span></text:span></text:span></text:p>
      <text:p text:style-name="Text_20_body"><text:span text:style-name="Strong_20_Emphasis"><text:span text:style-name="T2">Verificar que Todos los Servicios Están Activos:</text:span></text:span></text:p>
      <text:list xml:id="list596201539" text:style-name="L20">
        <text:list-item>
          <text:p text:style-name="P19">Verifica el estado de los contenedores para asegurarte de que todos están en ejecución.</text:p>
        </text:list-item>
      </text:list>
      <text:p text:style-name="Text_20_body"><text:span text:style-name="Strong_20_Emphasis"><text:span text:style-name="T2"><text:tab/>docker-compose ps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Verificar los Logs de los Contenedores (Opcional):</text:span></text:span></text:p>
      <text:list xml:id="list2745570464" text:style-name="L21">
        <text:list-item>
          <text:p text:style-name="P20">Puedes revisar los logs de cada contenedor para asegurarte de que no hay errores.</text:p>
        </text:list-item>
      </text:list>
      <text:list xml:id="list3689490656" text:style-name="L22">
        <text:list-header>
          <text:p text:style-name="P5"><text:span text:style-name="Strong_20_Emphasis"><text:span text:style-name="Source_20_Text"><text:span text:style-name="T2">docker logs connect_debezium</text:span></text:span></text:span></text:p>
        </text:list-header>
      </text:list>
      <text:p text:style-name="P4"/>
      <text:p text:style-name="P4"/>
      <text:p text:style-name="P4"/>
      <text:h text:style-name="Heading_20_5" text:outline-level="5"><text:soft-page-break/><text:span text:style-name="Strong_20_Emphasis"><text:span text:style-name="T2">Paso 3: Ejecutar el Script de Creación de Tablas y Cargar Datos</text:span></text:span></text:h>
      <text:list xml:id="list813224263" text:style-name="L23">
        <text:list-item>
          <text:p text:style-name="P21"><text:span text:style-name="Strong_20_Emphasis">Acceder al Contenedor de SQL Server:</text:span></text:p>
          <text:list>
            <text:list-item>
              <text:p text:style-name="P22">Inicia sesión en el contenedor de SQL Server.</text:p>
              <text:p text:style-name="P23">docker exec -it sqlserver_sucursal_central /bin/bash</text:p>
            </text:list-item>
          </text:list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Ejecutar el Script de Creación de Tablas:</text:span></text:span></text:p>
      <text:list xml:id="list2792926820" text:style-name="L24">
        <text:list-item>
          <text:p text:style-name="P24">Ejecuta el script SQL para crear las tablas y habilitar CDC.</text:p>
        </text:list-item>
      </text:list>
      <text:p text:style-name="P26"><text:span text:style-name="Strong_20_Emphasis"><text:span text:style-name="T2"><text:tab/>/opt/mssql-tools/bin/sqlcmd -S localhost -U SA -P 'YourStrong@Passw0rd!' -i <text:tab/>/usr/src/app/setup.sql</text:span></text:span></text:p>
      <text:p text:style-name="P26"><text:span text:style-name="Strong_20_Emphasis"><text:span text:style-name="T2">Cargar los Datos desde CSV a SQL Server:</text:span></text:span></text:p>
      <text:list xml:id="list3647641142" text:style-name="L25">
        <text:list-item>
          <text:list>
            <text:list-item>
              <text:p text:style-name="P25">Si el archivo <text:span text:style-name="Source_20_Text">init_script.py</text:span> está configurado correctamente en el Dockerfile, los datos se cargarán automáticamente al iniciar. Verifica esto en los logs del contenedor de SQL Server.</text:p>
            </text:list-item>
          </text:list>
        </text:list-item>
      </text:list>
      <text:h text:style-name="Heading_20_5" text:outline-level="5"><text:span text:style-name="Strong_20_Emphasis"><text:span text:style-name="T2">Paso 4: Configurar y Registrar los Conectores</text:span></text:span></text:h>
      <text:list xml:id="list2728152815" text:style-name="L26">
        <text:list-item>
          <text:p text:style-name="P27"><text:span text:style-name="Strong_20_Emphasis">Registrar el Conector de Debezium:</text:span></text:p>
          <text:list>
            <text:list-item>
              <text:p text:style-name="P27">Desde tu máquina local, registra el conector de Debezium para SQL Server.</text:p>
            </text:list-item>
          </text:list>
        </text:list-item>
      </text:list>
      <text:p text:style-name="Text_20_body"><text:span text:style-name="Strong_20_Emphasis"><text:span text:style-name="T2"><text:tab/>curl -X POST -H "Content-Type: application/json" --data @connectors/debezium-<text:tab/>sqlserver-connector.json </text:span></text:span><text:a xlink:type="simple" xlink:href="http://localhost:8083/connectors" text:style-name="Internet_20_link" text:visited-style-name="Visited_20_Internet_20_Link"><text:span text:style-name="Strong_20_Emphasis"><text:span text:style-name="T2">http://localhost:8083/connectors</text:span></text:span></text:a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Registrar el Conector de BigQuery:</text:span></text:span></text:p>
      <text:list xml:id="list1075561118" text:style-name="L27">
        <text:list-item>
          <text:p text:style-name="P28">Registra el conector de BigQuery para replicar los datos desde Kafka hacia BigQuery.</text:p>
        </text:list-item>
      </text:list>
      <text:p text:style-name="Text_20_body"><text:span text:style-name="Strong_20_Emphasis"><text:span text:style-name="T2"><text:tab/>curl -X POST -H "Content-Type: application/json" --data @connectors/bigquery-sink-<text:tab/>connector.json </text:span></text:span><text:a xlink:type="simple" xlink:href="http://localhost:8083/connectors" text:style-name="Internet_20_link" text:visited-style-name="Visited_20_Internet_20_Link"><text:span text:style-name="Strong_20_Emphasis"><text:span text:style-name="T2">http://localhost:8083/connectors</text:span></text:span></text:a></text:p>
      <text:p text:style-name="Text_20_body"><text:span text:style-name="Strong_20_Emphasis"><text:span text:style-name="T2">Verificar el Estado de los Conectores:</text:span></text:span></text:p>
      <text:list xml:id="list1665688865" text:style-name="L28">
        <text:list-item>
          <text:p text:style-name="P29">Verifica que ambos conectores estén en estado <text:span text:style-name="Source_20_Text">RUNNING</text:span>.</text:p>
        </text:list-item>
      </text:list>
      <text:p text:style-name="Text_20_body"><text:span text:style-name="Strong_20_Emphasis"><text:span text:style-name="T2">curl -s http://localhost:8083/connectors/debezium-sqlserver-connector/status | jq .</text:span></text:span></text:p>
      <text:p text:style-name="Text_20_body"><text:span text:style-name="Strong_20_Emphasis"><text:span text:style-name="T2">curl -s http://localhost:8083/connectors/bigquery-sink-connector/status | jq .</text:span></text:span></text:p>
      <text:p text:style-name="Text_20_body"><text:span text:style-name="Strong_20_Emphasis"><text:span text:style-name="T2"/></text:span></text:p>
      <text:h text:style-name="Heading_20_5" text:outline-level="5"><text:soft-page-break/><text:span text:style-name="Strong_20_Emphasis"><text:span text:style-name="T2"/></text:span></text:h>
      <text:h text:style-name="Heading_20_5" text:outline-level="5"><text:span text:style-name="Strong_20_Emphasis"><text:span text:style-name="T2"/></text:span></text:h>
      <text:h text:style-name="Heading_20_5" text:outline-level="5"><text:span text:style-name="Strong_20_Emphasis"><text:span text:style-name="T2">Paso 5: Verificar la Replicación de Datos</text:span></text:span></text:h>
      <text:list xml:id="list1730047350" text:style-name="L29">
        <text:list-item>
          <text:p text:style-name="P30"><text:span text:style-name="Strong_20_Emphasis">Verificar los Datos en Kafka:</text:span></text:p>
          <text:list>
            <text:list-item>
              <text:p text:style-name="P30">Accede a Kafka y verifica que los temas están recibiendo datos.</text:p>
            </text:list-item>
          </text:list>
        </text:list-item>
      </text:list>
      <text:p text:style-name="Text_20_body"><text:span text:style-name="Strong_20_Emphasis"><text:span text:style-name="T2"><text:tab/>docker exec -it kafka_debezium /bin/bash</text:span></text:span></text:p>
      <text:p text:style-name="P26"><text:span text:style-name="Strong_20_Emphasis"><text:span text:style-name="T2"><text:tab/>kafka-console-consumer --bootstrap-server kafka_debezium:9092 --topic <text:tab/>sqlserver_sucursal_central.dbo.Pasajeros –from-beginning</text:span></text:span></text:p>
      <text:p text:style-name="P26"><text:span text:style-name="Strong_20_Emphasis"><text:span text:style-name="T2">Verificar la Inserción en BigQuery:</text:span></text:span></text:p>
      <text:list xml:id="list1456041689" text:style-name="L30">
        <text:list-item>
          <text:list>
            <text:list-item>
              <text:p text:style-name="P31">Accede a tu consola de BigQuery y verifica que los datos se están replicando en las tablas correspondientes.</text:p>
            </text:list-item>
          </text:list>
        </text:list-item>
      </text:list>
      <text:h text:style-name="P2" text:outline-level="5"><text:span text:style-name="Strong_20_Emphasis"><text:span text:style-name="T2">Paso 6: Detener el Entorno</text:span></text:span></text:h>
      <text:list xml:id="list2022460755" text:style-name="L31">
        <text:list-item>
          <text:p text:style-name="P32"><text:span text:style-name="Strong_20_Emphasis">Detener Todos los Servicios:</text:span></text:p>
          <text:list>
            <text:list-item>
              <text:p text:style-name="P33">Cuando termines, detén todos los servicios.</text:p>
            </text:list-item>
          </text:list>
        </text:list-item>
      </text:list>
      <text:p text:style-name="P26"><text:span text:style-name="Strong_20_Emphasis"><text:span text:style-name="T2"><text:tab/>docker-compose down --volumes –remove-orphans</text:span></text:span></text:p>
      <text:p text:style-name="P3"><text:span text:style-name="Strong_20_Emphasis"><text:span text:style-name="T2"><text:tab/></text:span></text:span><text:span text:style-name="Strong_20_Emphasis"><text:span text:style-name="Source_20_Text"><text:span text:style-name="T2">docker-compose down</text:span></text:span></text:span></text:p>
      <text:p text:style-name="P26"><text:span text:style-name="Strong_20_Emphasis"><text:span text:style-name="T2"/></text:span></text:p>
      <text:h text:style-name="P1" text:outline-level="3"><text:span text:style-name="Strong_20_Emphasis"><text:span text:style-name="T2">Notas Adicionales</text:span></text:span></text:h>
      <text:list xml:id="list3486779255" text:style-name="L36">
        <text:list-item>
          <text:p text:style-name="P38"><text:span text:style-name="Strong_20_Emphasis">Asegúrate de tener suficiente espacio en disco</text:span> para los volúmenes de SQL Server y Kafka.</text:p>
        </text:list-item>
        <text:list-item>
          <text:p text:style-name="P38"><text:span text:style-name="Strong_20_Emphasis">Monitorea los logs de los contenedores</text:span> para identificar y resolver cualquier problema en tiempo real.</text:p>
        </text:list-item>
        <text:list-item>
          <text:p text:style-name="P34"><text:span text:style-name="Strong_20_Emphasis">Revisa las políticas de permisos en BigQuery</text:span> y ajusta según sea necesario para permitir la inserción de datos.</text:p>
        </text:list-item>
      </text:list>
      <text:p text:style-name="P26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8:16:34.246748105</meta:creation-date>
    <meta:editing-duration>PT9M41S</meta:editing-duration>
    <meta:editing-cycles>2</meta:editing-cycles>
    <meta:generator>LibreOffice/6.4.7.2$Linux_X86_64 LibreOffice_project/40$Build-2</meta:generator>
    <dc:date>2024-09-23T18:26:13.708902825</dc:date>
    <meta:document-statistic meta:table-count="1" meta:image-count="0" meta:object-count="0" meta:page-count="8" meta:paragraph-count="185" meta:word-count="1342" meta:character-count="10418" meta:non-whitespace-character-count="8933"/>
  </office:meta>
</office:document-meta>
</file>